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paragraph-rsid="000d0bf3"/>
    </style:style>
    <style:style style:name="T1" style:family="text">
      <style:text-properties style:font-name="Muli" fo:font-size="8pt" officeooo:rsid="0031d23f" style:font-size-asian="8pt" style:font-size-complex="8pt"/>
    </style:style>
    <style:style style:name="T2" style:family="text">
      <style:text-properties style:font-name="Muli" fo:font-size="8pt" officeooo:rsid="00361d69" style:font-size-asian="8pt" style:font-size-complex="8pt"/>
    </style:style>
    <style:style style:name="T3" style:family="text">
      <style:text-properties style:font-name="Muli" fo:font-size="8pt" officeooo:rsid="00375876" style:font-size-asian="8pt" style:font-size-complex="8pt"/>
    </style:style>
    <style:style style:name="T4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5" style:family="text">
      <style:text-properties style:font-name="Muli" fo:font-size="10pt" style:text-underline-style="solid" style:text-underline-width="auto" style:text-underline-color="font-color" fo:font-weight="bold" officeooo:rsid="00343e42" style:font-size-asian="8.75pt" style:font-weight-asian="bold" style:font-size-complex="10pt" style:font-weight-complex="bold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373c2b" style:font-size-asian="8.75pt" style:font-weight-asian="bold" style:font-size-complex="10pt" style:font-weight-complex="bold"/>
    </style:style>
    <style:style style:name="T7" style:family="text">
      <style:text-properties officeooo:rsid="00d257e3"/>
    </style:style>
    <style:style style:name="T8" style:family="text">
      <style:text-properties officeooo:rsid="0086a79d"/>
    </style:style>
    <style:style style:name="T9" style:family="text">
      <style:text-properties officeooo:rsid="0085d5fb"/>
    </style:style>
    <style:style style:name="T10" style:family="text">
      <style:text-properties officeooo:rsid="007a8fba"/>
    </style:style>
    <style:style style:name="T11" style:family="text">
      <style:text-properties officeooo:rsid="00373c2b"/>
    </style:style>
    <style:style style:name="T12" style:family="text">
      <style:text-properties officeooo:rsid="003758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Penerimaan </text:span><text:span text:style-name="T6">Sewa</text:span></text:p>
      <text:p text:style-name="P12"><text:text-input text:description="&lt;o.name&gt;"># DOKUMEN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82041732064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4182042010352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182042011488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182042012656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Line94182042014304">
          <table:table-cell table:style-name="Table5.A1" office:value-type="string">
            <text:p text:style-name="P9">Alamat Asal Penerima</text:p>
          </table:table-cell>
          <table:table-cell table:style-name="Table5.B1" office:value-type="string">
            <text:p text:style-name="P9">Alamat Tujuan Pengiriman</text:p>
          </table:table-cell>
        </table:table-row>
        <table:table-row table:style-name="TableLine94182042020736">
          <table:table-cell table:style-name="Table5.A2" office:value-type="string">
            <text:p text:style-name="P4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4"><text:text-input text:description="&lt;o.delivery_address_id and o.delivery_address_id.contact_address or &quot;-&quot;&gt;">ALAMAT TUJUAN</text:text-input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82042022112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182042042320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182042043040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182042045760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row table:style-name="TableLine94182042047280">
          <table:table-cell table:style-name="Table3.A1" office:value-type="string">
            <text:p text:style-name="P11">Catatan</text:p>
          </table:table-cell>
        </table:table-row>
        <table:table-row table:style-name="TableLine94182042050016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Line94182042052208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182043331216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182043331568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1d23f" style:font-size-asian="8pt" style:font-size-complex="8pt"/>
    </style:style>
    <style:style style:name="MT2" style:family="text">
      <style:text-properties style:font-name="Muli" fo:font-size="8pt" officeooo:rsid="00375876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182043079488">
            <table:table-cell table:style-name="Table6.A1" office:value-type="string">
              <text:p text:style-name="MP1"><text:span text:style-name="MT1">Penerimaan </text:span><text:span text:style-name="MT2">Sewa</text:span><text:span text:style-name="MT1"> # </text:span><text:span text:style-name="MT1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07:43.315974595">2021-12-18 22:07:31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07:43.160376423</dc:date>
    <meta:editing-duration>PT58M12S</meta:editing-duration>
    <meta:editing-cycles>45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1" meta:character-count="580" meta:non-whitespace-character-count="540"/>
  </office:meta>
</office:document-meta>
</file>